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49cm" fo:min-width="4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5.031cm"/>
    </style:style>
    <style:style style:name="gr3" style:family="graphic" style:parent-style-name="standard">
      <style:graphic-properties draw:stroke="solid" draw:stroke-dash="Dashed_20__28_var_29_" svg:stroke-color="#000000" draw:fill="none" draw:fill-color="#ffffff" draw:textarea-horizontal-align="left" draw:auto-grow-height="true" draw:auto-grow-width="true" fo:min-height="0.471cm" fo:min-width="2.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5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031cm"/>
    </style:style>
    <style:style style:name="gr6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471cm" fo:min-width="2.906cm"/>
    </style:style>
    <style:style style:name="gr7" style:family="graphic" style:parent-style-name="standard">
      <style:graphic-properties draw:stroke="solid" draw:stroke-dash="Dashed_20__28_var_29_" svg:stroke-color="#000000" draw:fill="none" draw:fill-color="#ffffff" draw:textarea-horizontal-align="left" draw:auto-grow-height="true" draw:auto-grow-width="true" fo:min-height="0.941cm" fo:min-width="4.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8.748cm" fo:min-width="10.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1cm" fo:min-width="6cm"/>
    </style:style>
    <style:style style:name="gr10" style:family="graphic" style:parent-style-name="standard">
      <style:graphic-properties draw:stroke="solid" draw:stroke-dash="Dashed_20__28_var_29_" svg:stroke-color="#000000" draw:fill="none" draw:fill-color="#ffffff" draw:textarea-horizontal-align="left" draw:auto-grow-height="true" draw:auto-grow-width="true" fo:min-height="0.447cm" fo:min-width="4.9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6.15cm" fo:min-width="10.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5.148cm" fo:min-width="6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5.031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1cm" fo:min-width="2.906cm"/>
    </style:style>
    <style:style style:name="gr15" style:family="graphic" style:parent-style-name="standard">
      <style:graphic-properties draw:stroke="solid" draw:stroke-dash="Dashed_20__28_var_29_" svg:stroke-color="#000000" draw:fill="none" draw:fill-color="#ffffff" draw:textarea-horizontal-align="left" draw:auto-grow-height="true" draw:auto-grow-width="true" fo:min-height="0.471cm" fo:min-width="2.2cm"/>
    </style:style>
    <style:style style:name="gr1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.471cm" fo:min-width="2.906cm"/>
    </style:style>
    <style:style style:name="gr17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471cm" fo:min-width="2.2cm"/>
    </style:style>
    <style:style style:name="gr1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.471cm" fo:min-width="2.2cm"/>
    </style:style>
    <style:style style:name="gr19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471cm" fo:min-width="6cm"/>
    </style:style>
    <style:style style:name="gr2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3.849cm" fo:min-width="6.2cm"/>
    </style:style>
    <style:style style:name="gr21" style:family="graphic" style:parent-style-name="standard">
      <style:graphic-properties draw:stroke="solid" draw:stroke-dash="Dashed_20__28_var_29_" svg:stroke-color="#000000" draw:fill="none" draw:fill-color="#ffffff" draw:textarea-horizontal-align="left" draw:auto-grow-height="true" draw:auto-grow-width="true" fo:min-height="0.471cm" fo:min-width="3.3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578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1cm" fo:min-width="5.3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1cm" fo:min-width="2.199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1cm"/>
    </style:style>
    <style:style style:name="gr26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471cm" fo:min-width="1.23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8.946cm" fo:min-width="8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2.348cm" fo:min-width="5.8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5.8cm"/>
    </style:style>
    <style:style style:name="gr30" style:family="graphic" style:parent-style-name="standard">
      <style:graphic-properties draw:stroke="solid" draw:stroke-dash="Dashed_20__28_var_29_" svg:stroke-color="#000000" draw:fill="solid" draw:fill-color="#dddddd" draw:textarea-horizontal-align="left" draw:auto-grow-height="true" draw:auto-grow-width="true" fo:min-height="0.471cm" fo:min-width="2.2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1.648cm" fo:min-width="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1.747cm" fo:min-width="5.999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847cm" fo:min-width="5.9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 draw:fill-color="#dddddd"/>
      <style:text-properties fo:font-size="12pt" style:font-size-asian="12pt" style:font-size-complex="12pt"/>
    </style:style>
    <style:style style:name="P5" style:family="paragraph">
      <loext:graphic-properties draw:fill="solid" draw:fill-color="#dddddd"/>
      <style:paragraph-properties fo:text-align="center"/>
    </style:style>
    <style:style style:name="T1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c99c00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18a303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0.899cm" svg:x="1.8cm" svg:y="1.9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31cm" svg:height="0.721cm" svg:x="1.8cm" svg:y="1.201cm">
          <draw:text-box>
            <text:p><text:span text:style-name="T1">process</text:span><text:span text:style-name="T2"> (base </text:span><text:span text:style-name="T2">class)</text:span></text:p>
          </draw:text-box>
        </draw:frame>
        <draw:frame draw:style-name="gr3" draw:text-style-name="P3" draw:layer="layout" svg:width="4.604cm" svg:height="0.721cm" svg:x="2.2cm" svg:y="2.001cm">
          <draw:text-box>
            <text:p><text:span text:style-name="T3">pid_t </text:span><text:span text:style-name="T2">pid</text:span><text:span text:style-name="T3"> (process ID)</text:span></text:p>
          </draw:text-box>
        </draw:frame>
        <draw:custom-shape draw:style-name="gr4" draw:text-style-name="P1" draw:layer="layout" svg:width="6cm" svg:height="2.5cm" svg:x="1.8cm" svg:y="4.70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674cm" svg:height="1.191cm" svg:x="1.8cm" svg:y="3.501cm">
          <draw:text-box>
            <text:p><text:span text:style-name="T2">listening process</text:span></text:p>
            <text:p><text:span text:style-name="T2">(parent; </text:span><text:span text:style-name="T1">inherits </text:span><text:span text:style-name="T1">from process</text:span><text:span text:style-name="T2">)</text:span></text:p>
          </draw:text-box>
        </draw:frame>
        <draw:frame draw:style-name="gr6" draw:text-style-name="P4" draw:layer="layout" svg:width="5.057cm" svg:height="0.721cm" svg:x="2.2cm" svg:y="6.301cm">
          <draw:text-box>
            <text:p><text:span text:style-name="T3">Socket </text:span><text:span text:style-name="T2">listeningSocket</text:span></text:p>
          </draw:text-box>
        </draw:frame>
        <draw:frame draw:style-name="gr7" draw:text-style-name="P3" draw:layer="layout" svg:width="5.265cm" svg:height="1.191cm" svg:x="2.2cm" svg:y="4.801cm">
          <draw:text-box>
            <text:p><text:span text:style-name="T3">pid_t </text:span><text:span text:style-name="T2">distributorPID</text:span></text:p>
            <text:p><text:span text:style-name="T3">(ID of distributor </text:span><text:span text:style-name="T3">process)</text:span></text:p>
          </draw:text-box>
        </draw:frame>
        <draw:custom-shape draw:style-name="gr8" draw:text-style-name="P1" draw:layer="layout" svg:width="10.8cm" svg:height="8.998cm" svg:x="1.8cm" svg:y="10.10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48cm" svg:height="2.131cm" svg:x="1.8cm" svg:y="7.702cm">
          <draw:text-box>
            <text:p><text:span text:style-name="T2">distributor process</text:span></text:p>
            <text:p><text:span text:style-name="T2">(coordinates client-</text:span><text:span text:style-name="T2">oriented processes;</text:span></text:p>
            <text:p><text:span text:style-name="T1">inherits from </text:span><text:span text:style-name="T1">process</text:span><text:span text:style-name="T2">;</text:span><text:span text:style-name="T2"><text:line-break/></text:span><text:span text:style-name="T4">spawned by the </text:span><text:span text:style-name="T4">listening process</text:span><text:span text:style-name="T2">)</text:span></text:p>
          </draw:text-box>
        </draw:frame>
        <draw:frame draw:style-name="gr9" draw:text-style-name="P3" draw:layer="layout" svg:width="8.854cm" svg:height="1.661cm" svg:x="2.2cm" svg:y="11.702cm">
          <draw:text-box>
            <text:p><text:span text:style-name="T3">managed_shared_m</text:span><text:span text:style-name="T3">emory* </text:span><text:span text:style-name="T2">pUserSegment</text:span></text:p>
            <text:p><text:span text:style-name="T3">(pointer to the object </text:span><text:span text:style-name="T3">managing shared</text:span><text:span text:style-name="T3"><text:line-break/></text:span><text:span text:style-name="T3">memory for </text:span><text:span text:style-name="T3">exchanging user </text:span><text:span text:style-name="T3">data)</text:span></text:p>
          </draw:text-box>
        </draw:frame>
        <draw:frame draw:style-name="gr7" draw:text-style-name="P3" draw:layer="layout" svg:width="6.492cm" svg:height="1.191cm" svg:x="2.2cm" svg:y="10.202cm">
          <draw:text-box>
            <text:p><text:span text:style-name="T3">string </text:span><text:span text:style-name="T2">usersFileName</text:span></text:p>
            <text:p><text:span text:style-name="T3">(file for storing user </text:span><text:span text:style-name="T3">information)</text:span></text:p>
          </draw:text-box>
        </draw:frame>
        <draw:frame draw:style-name="gr9" draw:text-style-name="P3" draw:layer="layout" svg:width="9.705cm" svg:height="1.661cm" svg:x="2.2cm" svg:y="13.603cm">
          <draw:text-box>
            <text:p><text:span text:style-name="T3">managed_shared_m</text:span><text:span text:style-name="T3">emory* </text:span><text:span text:style-name="T2">pMessageSegment</text:span></text:p>
            <text:p><text:span text:style-name="T3">(pointer to the object </text:span><text:span text:style-name="T3">managing shared </text:span><text:span text:style-name="T3">memory</text:span><text:span text:style-name="T3"><text:line-break/></text:span><text:span text:style-name="T3">for exchanging </text:span><text:span text:style-name="T3">messages between </text:span><text:span text:style-name="T3">processes)</text:span></text:p>
          </draw:text-box>
        </draw:frame>
        <draw:frame draw:style-name="gr10" draw:text-style-name="P3" draw:layer="layout" svg:width="9.257cm" svg:height="0.721cm" svg:x="2.2cm" svg:y="15.503cm">
          <draw:text-box>
            <text:p><text:span text:style-name="T3">boost::interprocess::a</text:span><text:span text:style-name="T3">llocator* </text:span><text:span text:style-name="T2">pUserAllocator</text:span></text:p>
          </draw:text-box>
        </draw:frame>
        <draw:frame draw:style-name="gr10" draw:text-style-name="P3" draw:layer="layout" svg:width="10.107cm" svg:height="0.721cm" svg:x="2.2cm" svg:y="16.404cm">
          <draw:text-box>
            <text:p><text:span text:style-name="T3">boost::interprocess::a</text:span><text:span text:style-name="T3">llocator* </text:span><text:span text:style-name="T2">pMessageAllocator</text:span></text:p>
          </draw:text-box>
        </draw:frame>
        <draw:frame draw:style-name="gr10" draw:text-style-name="P3" draw:layer="layout" svg:width="8.266cm" svg:height="0.721cm" svg:x="2.201cm" svg:y="17.304cm">
          <draw:text-box>
            <text:p><text:span text:style-name="T3">boost::interprocess::v</text:span><text:span text:style-name="T3">ector* </text:span><text:span text:style-name="T2">pUserVector</text:span></text:p>
          </draw:text-box>
        </draw:frame>
        <draw:frame draw:style-name="gr10" draw:text-style-name="P3" draw:layer="layout" svg:width="9.566cm" svg:height="0.721cm" svg:x="2.201cm" svg:y="18.205cm">
          <draw:text-box>
            <text:p><text:span text:style-name="T3">boost::interprocess::a</text:span><text:span text:style-name="T3">llocator* </text:span><text:span text:style-name="T2">pMessageVector</text:span></text:p>
          </draw:text-box>
        </draw:frame>
        <draw:custom-shape draw:style-name="gr11" draw:text-style-name="P1" draw:layer="layout" svg:width="10.8cm" svg:height="6.4cm" svg:x="1.8cm" svg:y="22.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1.018cm" svg:height="2.601cm" svg:x="1.8cm" svg:y="19.503cm">
          <draw:text-box>
            <text:p><text:span text:style-name="T2">client-dedicated </text:span><text:span text:style-name="T2">process</text:span></text:p>
            <text:p><text:span text:style-name="T2">(communicates with </text:span><text:span text:style-name="T2">other client-oriented </text:span><text:span text:style-name="T2">processes</text:span><text:span text:style-name="T2"><text:line-break/></text:span><text:span text:style-name="T2">through the </text:span><text:span text:style-name="T2">distributor process;</text:span></text:p>
            <text:p><text:span text:style-name="T1">inherits from </text:span><text:span text:style-name="T1">process</text:span><text:span text:style-name="T2">;</text:span><text:span text:style-name="T2"><text:line-break/></text:span><text:span text:style-name="T4">spawned by the </text:span><text:span text:style-name="T4">listening process</text:span><text:span text:style-name="T2">)</text:span></text:p>
          </draw:text-box>
        </draw:frame>
        <draw:frame draw:style-name="gr9" draw:text-style-name="P3" draw:layer="layout" svg:width="8.854cm" svg:height="0.721cm" svg:x="2.2cm" svg:y="24.703cm">
          <draw:text-box>
            <text:p><text:span text:style-name="T3">managed_shared_m</text:span><text:span text:style-name="T3">emory* </text:span><text:span text:style-name="T2">pUserSegment</text:span></text:p>
          </draw:text-box>
        </draw:frame>
        <draw:frame draw:style-name="gr7" draw:text-style-name="P3" draw:layer="layout" svg:width="6.492cm" svg:height="1.191cm" svg:x="2.2cm" svg:y="22.303cm">
          <draw:text-box>
            <text:p><text:span text:style-name="T3">string </text:span><text:span text:style-name="T2">usersFileName</text:span></text:p>
            <text:p><text:span text:style-name="T3">(file for storing user </text:span><text:span text:style-name="T3">information)</text:span></text:p>
          </draw:text-box>
        </draw:frame>
        <draw:frame draw:style-name="gr9" draw:text-style-name="P3" draw:layer="layout" svg:width="9.705cm" svg:height="0.721cm" svg:x="2.2cm" svg:y="25.65cm">
          <draw:text-box>
            <text:p><text:span text:style-name="T3">managed_shared_m</text:span><text:span text:style-name="T3">emory* </text:span><text:span text:style-name="T2">pMessageSegment</text:span></text:p>
          </draw:text-box>
        </draw:frame>
        <draw:frame draw:style-name="gr10" draw:text-style-name="P3" draw:layer="layout" svg:width="8.266cm" svg:height="0.721cm" svg:x="2.201cm" svg:y="26.605cm">
          <draw:text-box>
            <text:p><text:span text:style-name="T3">boost::interprocess::v</text:span><text:span text:style-name="T3">ector* </text:span><text:span text:style-name="T2">pUserVector</text:span></text:p>
          </draw:text-box>
        </draw:frame>
        <draw:frame draw:style-name="gr10" draw:text-style-name="P3" draw:layer="layout" svg:width="9.566cm" svg:height="0.721cm" svg:x="2.201cm" svg:y="27.606cm">
          <draw:text-box>
            <text:p><text:span text:style-name="T3">boost::interprocess::a</text:span><text:span text:style-name="T3">llocator* </text:span><text:span text:style-name="T2">pMessageVector</text:span></text:p>
          </draw:text-box>
        </draw:frame>
        <draw:custom-shape draw:style-name="gr12" draw:text-style-name="P1" draw:layer="layout" svg:width="6.7cm" svg:height="5.398cm" svg:x="13.1cm" svg:y="7.00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531cm" svg:height="0.721cm" svg:x="13.1cm" svg:y="6.402cm">
          <draw:text-box>
            <text:p><text:span text:style-name="T2">user</text:span></text:p>
          </draw:text-box>
        </draw:frame>
        <draw:frame draw:style-name="gr14" draw:text-style-name="P3" draw:layer="layout" svg:width="3.711cm" svg:height="0.721cm" svg:x="13.5cm" svg:y="8.002cm">
          <draw:text-box>
            <text:p><text:span text:style-name="T3">string </text:span><text:span text:style-name="T2">userName</text:span></text:p>
          </draw:text-box>
        </draw:frame>
        <draw:frame draw:style-name="gr15" draw:text-style-name="P3" draw:layer="layout" svg:width="2.7cm" svg:height="0.721cm" svg:x="13.5cm" svg:y="7.102cm">
          <draw:text-box>
            <text:p><text:span text:style-name="T3">int </text:span><text:span text:style-name="T2">userPID</text:span></text:p>
          </draw:text-box>
        </draw:frame>
        <draw:frame draw:style-name="gr14" draw:text-style-name="P3" draw:layer="layout" svg:width="3.406cm" svg:height="0.721cm" svg:x="13.501cm" svg:y="8.803cm">
          <draw:text-box>
            <text:p><text:span text:style-name="T3">string </text:span><text:span text:style-name="T2">name</text:span></text:p>
          </draw:text-box>
        </draw:frame>
        <draw:frame draw:style-name="gr14" draw:text-style-name="P3" draw:layer="layout" svg:width="5.692cm" svg:height="0.721cm" svg:x="13.501cm" svg:y="9.704cm">
          <draw:text-box>
            <text:p><text:span text:style-name="T3">string </text:span><text:span text:style-name="T2">encryptedPassword</text:span></text:p>
          </draw:text-box>
        </draw:frame>
        <draw:frame draw:style-name="gr14" draw:text-style-name="P3" draw:layer="layout" svg:width="3.406cm" svg:height="0.721cm" svg:x="13.501cm" svg:y="10.605cm">
          <draw:text-box>
            <text:p><text:span text:style-name="T3">enum </text:span><text:span text:style-name="T2">status</text:span></text:p>
          </draw:text-box>
        </draw:frame>
        <draw:frame draw:style-name="gr16" draw:text-style-name="P3" draw:layer="layout" svg:width="4.883cm" svg:height="0.721cm" svg:x="13.501cm" svg:y="11.506cm">
          <draw:text-box>
            <text:p><text:span text:style-name="T3">vector&lt;int&gt; </text:span><text:span text:style-name="T2">contactIDs</text:span></text:p>
          </draw:text-box>
        </draw:frame>
        <draw:custom-shape draw:style-name="gr12" draw:text-style-name="P1" draw:layer="layout" svg:width="6.7cm" svg:height="5.398cm" svg:x="13.1cm" svg:y="13.50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531cm" svg:height="0.721cm" svg:x="13.1cm" svg:y="12.903cm">
          <draw:text-box>
            <text:p><text:span text:style-name="T2">message</text:span></text:p>
          </draw:text-box>
        </draw:frame>
        <draw:frame draw:style-name="gr15" draw:text-style-name="P3" draw:layer="layout" svg:width="2.7cm" svg:height="0.721cm" svg:x="13.5cm" svg:y="13.603cm">
          <draw:text-box>
            <text:p><text:span text:style-name="T3">pid_t </text:span><text:span text:style-name="T2">from</text:span></text:p>
          </draw:text-box>
        </draw:frame>
        <draw:frame draw:style-name="gr15" draw:text-style-name="P3" draw:layer="layout" svg:width="2.7cm" svg:height="0.721cm" svg:x="13.5cm" svg:y="14.504cm">
          <draw:text-box>
            <text:p><text:span text:style-name="T3">pid_t </text:span><text:span text:style-name="T2">to</text:span></text:p>
          </draw:text-box>
        </draw:frame>
        <draw:frame draw:style-name="gr17" draw:text-style-name="P3" draw:layer="layout" svg:width="3.643cm" svg:height="1.661cm" svg:x="16.2cm" svg:y="13.604cm">
          <draw:text-box>
            <text:p><text:span text:style-name="T3">process ID of</text:span><text:span text:style-name="T3"><text:line-break/></text:span><text:span text:style-name="T3">message sender</text:span><text:span text:style-name="T3"><text:line-break/></text:span><text:span text:style-name="T3">and recipient</text:span></text:p>
          </draw:text-box>
        </draw:frame>
        <draw:frame draw:style-name="gr15" draw:text-style-name="P3" draw:layer="layout" svg:width="3.021cm" svg:height="0.721cm" svg:x="13.5cm" svg:y="15.405cm">
          <draw:text-box>
            <text:p><text:span text:style-name="T3">enum </text:span><text:span text:style-name="T2">mType</text:span></text:p>
          </draw:text-box>
        </draw:frame>
        <draw:frame draw:style-name="gr15" draw:text-style-name="P3" draw:layer="layout" svg:width="2.7cm" svg:height="0.721cm" svg:x="13.5cm" svg:y="16.305cm">
          <draw:text-box>
            <text:p><text:span text:style-name="T3">int </text:span><text:span text:style-name="T2">length</text:span></text:p>
          </draw:text-box>
        </draw:frame>
        <draw:frame draw:style-name="gr15" draw:text-style-name="P3" draw:layer="layout" svg:width="3.376cm" svg:height="0.721cm" svg:x="13.5cm" svg:y="17.206cm">
          <draw:text-box>
            <text:p><text:span text:style-name="T3">char* </text:span><text:span text:style-name="T2">contents</text:span></text:p>
          </draw:text-box>
        </draw:frame>
        <draw:frame draw:style-name="gr18" draw:text-style-name="P3" draw:layer="layout" svg:width="6.077cm" svg:height="0.721cm" svg:x="13.5cm" svg:y="18.007cm">
          <draw:text-box>
            <text:p><text:span text:style-name="T3">offset_ptr&lt;char&gt; </text:span><text:span text:style-name="T2">offsetPtr</text:span><text:span text:style-name="T5"> (?)</text:span></text:p>
          </draw:text-box>
        </draw:frame>
        <draw:frame draw:style-name="gr19" draw:text-style-name="P4" draw:layer="layout" svg:width="6.962cm" svg:height="0.721cm" svg:x="2.2cm" svg:y="23.704cm">
          <draw:text-box>
            <text:p><text:span text:style-name="T3">Socket&amp; </text:span><text:span text:style-name="T2">rCommunicationSo</text:span><text:span text:style-name="T2">cket</text:span></text:p>
          </draw:text-box>
        </draw:frame>
        <draw:custom-shape draw:style-name="gr20" draw:text-style-name="P5" draw:layer="layout" svg:width="6.7cm" svg:height="4.099cm" svg:x="13.1cm" svg:y="2.001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4.625cm" svg:height="0.721cm" svg:x="13.5cm" svg:y="2.302cm">
          <draw:text-box>
            <text:p><text:span text:style-name="T3">int </text:span><text:span text:style-name="T2">sfd</text:span><text:span text:style-name="T3"> (file </text:span><text:span text:style-name="T3">descriptor)</text:span></text:p>
          </draw:text-box>
        </draw:frame>
        <draw:frame draw:style-name="gr22" draw:text-style-name="P2" draw:layer="layout" svg:width="5.078cm" svg:height="0.721cm" svg:x="13.1cm" svg:y="1.206cm">
          <draw:text-box>
            <text:p><text:span text:style-name="T2">socket</text:span></text:p>
          </draw:text-box>
        </draw:frame>
        <draw:frame draw:style-name="gr23" draw:text-style-name="P3" draw:layer="layout" svg:width="5.8cm" svg:height="0.721cm" svg:x="13.5cm" svg:y="5.181cm">
          <draw:text-box>
            <text:p><text:span text:style-name="T3">sockaddr </text:span><text:span text:style-name="T2">networkAddress</text:span></text:p>
          </draw:text-box>
        </draw:frame>
        <draw:frame draw:style-name="gr24" draw:text-style-name="P3" draw:layer="layout" svg:width="2.699cm" svg:height="0.721cm" svg:x="13.501cm" svg:y="3.282cm">
          <draw:text-box>
            <text:p><text:span text:style-name="T3">int </text:span><text:span text:style-name="T2">bufSize</text:span></text:p>
          </draw:text-box>
        </draw:frame>
        <draw:frame draw:style-name="gr24" draw:text-style-name="P3" draw:layer="layout" svg:width="2.809cm" svg:height="0.721cm" svg:x="13.502cm" svg:y="4.237cm">
          <draw:text-box>
            <text:p><text:span text:style-name="T3">char* </text:span><text:span text:style-name="T2">buffer</text:span></text:p>
          </draw:text-box>
        </draw:frame>
      </draw:page>
      <draw:page draw:name="page2" draw:style-name="dp1" draw:master-page-name="Default">
        <draw:custom-shape draw:style-name="gr25" draw:text-style-name="P1" draw:layer="layout" svg:width="4.6cm" svg:height="1.2cm" svg:x="1.5cm" svg:y="2.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5.078cm" svg:height="1.191cm" svg:x="1.5cm" svg:y="1.101cm">
          <draw:text-box>
            <text:p><text:span text:style-name="T2">client (</text:span><text:span text:style-name="T1">inherits from</text:span><text:span text:style-name="T1"><text:line-break/></text:span><text:span text:style-name="T1">NCursesApplicatio</text:span><text:span text:style-name="T1">n</text:span><text:span text:style-name="T2">)</text:span></text:p>
          </draw:text-box>
        </draw:frame>
        <draw:frame draw:style-name="gr26" draw:text-style-name="P4" draw:layer="layout" svg:width="3.266cm" svg:height="0.721cm" svg:x="1.7cm" svg:y="2.501cm">
          <draw:text-box>
            <text:p><text:span text:style-name="T3">Socket </text:span><text:span text:style-name="T2">socket</text:span></text:p>
          </draw:text-box>
        </draw:frame>
        <draw:custom-shape draw:style-name="gr27" draw:text-style-name="P1" draw:layer="layout" svg:width="8.5cm" svg:height="9.196cm" svg:x="11.2cm" svg:y="3.50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7.453cm" svg:height="2.131cm" svg:x="11.2cm" svg:y="1.404cm">
          <draw:text-box>
            <text:p><text:span text:style-name="T6">dialog</text:span><text:span text:style-name="T2"> (</text:span><text:span text:style-name="T1">inherits from </text:span><text:span text:style-name="T1">NcursesForm</text:span><text:span text:style-name="T1"><text:line-break/></text:span><text:span text:style-name="T1">and NcursesMenu</text:span><text:span text:style-name="T2">)</text:span></text:p>
            <text:p><text:span text:style-name="T5">(Is multiple </text:span><text:span text:style-name="T5">inheritance </text:span><text:span text:style-name="T5">considered</text:span><text:span text:style-name="T5"><text:line-break/></text:span><text:span text:style-name="T5">a bad design </text:span><text:span text:style-name="T5">decision?)</text:span></text:p>
          </draw:text-box>
        </draw:frame>
        <draw:frame draw:style-name="gr15" draw:text-style-name="P3" draw:layer="layout" svg:width="3.516cm" svg:height="0.721cm" svg:x="11.6cm" svg:y="3.604cm">
          <draw:text-box>
            <text:p><text:span text:style-name="T3">int </text:span><text:span text:style-name="T2">dalogHeight</text:span></text:p>
          </draw:text-box>
        </draw:frame>
        <draw:frame draw:style-name="gr15" draw:text-style-name="P3" draw:layer="layout" svg:width="3.372cm" svg:height="0.721cm" svg:x="15.5cm" svg:y="3.605cm">
          <draw:text-box>
            <text:p><text:span text:style-name="T3">int </text:span><text:span text:style-name="T2">dalogWidth</text:span></text:p>
          </draw:text-box>
        </draw:frame>
        <draw:frame draw:style-name="gr15" draw:text-style-name="P3" draw:layer="layout" svg:width="2.7cm" svg:height="0.721cm" svg:x="11.6cm" svg:y="4.505cm">
          <draw:text-box>
            <text:p><text:span text:style-name="T3">int </text:span><text:span text:style-name="T2">dalogY</text:span></text:p>
          </draw:text-box>
        </draw:frame>
        <draw:frame draw:style-name="gr15" draw:text-style-name="P3" draw:layer="layout" svg:width="2.7cm" svg:height="0.721cm" svg:x="15.5cm" svg:y="4.505cm">
          <draw:text-box>
            <text:p><text:span text:style-name="T3">int </text:span><text:span text:style-name="T2">dalo</text:span><text:span text:style-name="T2">gX</text:span></text:p>
          </draw:text-box>
        </draw:frame>
        <draw:frame draw:style-name="gr15" draw:text-style-name="P3" draw:layer="layout" svg:width="3.516cm" svg:height="0.721cm" svg:x="11.6cm" svg:y="3.605cm">
          <draw:text-box>
            <text:p><text:span text:style-name="T3">int </text:span><text:span text:style-name="T2">dalogHeight</text:span></text:p>
          </draw:text-box>
        </draw:frame>
        <draw:frame draw:style-name="gr15" draw:text-style-name="P3" draw:layer="layout" svg:width="2.86cm" svg:height="0.721cm" svg:x="11.6cm" svg:y="6.005cm">
          <draw:text-box>
            <text:p><text:span text:style-name="T3">bool </text:span><text:span text:style-name="T2">inForm</text:span></text:p>
          </draw:text-box>
        </draw:frame>
        <draw:frame draw:style-name="gr15" draw:text-style-name="P3" draw:layer="layout" svg:width="2.907cm" svg:height="0.721cm" svg:x="15.5cm" svg:y="6.006cm">
          <draw:text-box>
            <text:p><text:span text:style-name="T3">bool </text:span><text:span text:style-name="T2">inMenu</text:span></text:p>
          </draw:text-box>
        </draw:frame>
        <draw:frame draw:style-name="gr15" draw:text-style-name="P3" draw:layer="layout" svg:width="7.284cm" svg:height="0.721cm" svg:x="11.6cm" svg:y="6.906cm">
          <draw:text-box>
            <text:p><text:span text:style-name="T3">NCursesForm</text:span><text:span text:style-name="T3">Field** </text:span><text:span text:style-name="T2">paFormField</text:span><text:span text:style-name="T2">s</text:span></text:p>
          </draw:text-box>
        </draw:frame>
        <draw:frame draw:style-name="gr15" draw:text-style-name="P3" draw:layer="layout" svg:width="7.195cm" svg:height="0.721cm" svg:x="11.6cm" svg:y="7.807cm">
          <draw:text-box>
            <text:p><text:span text:style-name="T3">NCursesMenuItem** </text:span><text:span text:style-name="T2">paMenuItems</text:span></text:p>
          </draw:text-box>
        </draw:frame>
        <draw:frame draw:style-name="gr15" draw:text-style-name="P3" draw:layer="layout" svg:width="6.623cm" svg:height="0.721cm" svg:x="11.601cm" svg:y="10.308cm">
          <draw:text-box>
            <text:p><text:span text:style-name="T3">Alphanumeric_Field* </text:span><text:span text:style-name="T2">pANFType</text:span></text:p>
          </draw:text-box>
        </draw:frame>
        <draw:frame draw:style-name="gr17" draw:text-style-name="P3" draw:layer="layout" svg:width="7.322cm" svg:height="1.661cm" svg:x="11.601cm" svg:y="8.508cm">
          <draw:text-box>
            <text:p><text:span text:style-name="T3">(pointers to arrays of structures </text:span><text:span text:style-name="T3">that</text:span><text:span text:style-name="T3"><text:line-break/></text:span><text:span text:style-name="T3">describe form fields and menu </text:span><text:span text:style-name="T3">items</text:span><text:span text:style-name="T3"><text:line-break/></text:span><text:span text:style-name="T3">in the form)</text:span></text:p>
          </draw:text-box>
        </draw:frame>
        <draw:frame draw:style-name="gr15" draw:text-style-name="P3" draw:layer="layout" svg:width="7.83cm" svg:height="0.721cm" svg:x="11.602cm" svg:y="11.209cm">
          <draw:text-box>
            <text:p><text:span text:style-name="T3">Regular_Expression_Field* </text:span><text:span text:style-name="T2">pREFType</text:span></text:p>
          </draw:text-box>
        </draw:frame>
        <draw:frame draw:style-name="gr17" draw:text-style-name="P3" draw:layer="layout" svg:width="6.403cm" svg:height="0.721cm" svg:x="11.601cm" svg:y="11.909cm">
          <draw:text-box>
            <text:p><text:span text:style-name="T3">(used for </text:span><text:span text:style-name="T3">describing </text:span><text:span text:style-name="T3">field types)</text:span></text:p>
          </draw:text-box>
        </draw:frame>
        <draw:custom-shape draw:style-name="gr25" draw:text-style-name="P1" draw:layer="layout" svg:width="4.6cm" svg:height="1.2cm" svg:x="1.5cm" svg:y="6.401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6.873cm" svg:height="1.661cm" svg:x="1.5cm" svg:y="4.802cm">
          <draw:text-box>
            <text:p><text:span text:style-name="T2">login dialog (</text:span><text:span text:style-name="T6">inherits </text:span><text:span text:style-name="T6">from</text:span><text:span text:style-name="T6"><text:line-break/></text:span><text:span text:style-name="T6">dialog</text:span><text:span text:style-name="T7">; </text:span><text:span text:style-name="T8">started by </text:span><text:span text:style-name="T8">client</text:span><text:span text:style-name="T7">;</text:span><text:span text:style-name="T7"><text:line-break/></text:span><text:span text:style-name="T7">not spawned as a new </text:span><text:span text:style-name="T7">process</text:span><text:span text:style-name="T2">)</text:span></text:p>
          </draw:text-box>
        </draw:frame>
        <draw:frame draw:style-name="gr26" draw:text-style-name="P4" draw:layer="layout" svg:width="3.736cm" svg:height="0.721cm" svg:x="1.7cm" svg:y="6.602cm">
          <draw:text-box>
            <text:p><text:span text:style-name="T3">Socket* </text:span><text:span text:style-name="T2">pSocket</text:span></text:p>
          </draw:text-box>
        </draw:frame>
        <draw:custom-shape draw:style-name="gr25" draw:text-style-name="P1" draw:layer="layout" svg:width="4.6cm" svg:height="1.2cm" svg:x="1.5cm" svg:y="2.301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5.078cm" svg:height="1.191cm" svg:x="1.5cm" svg:y="1.102cm">
          <draw:text-box>
            <text:p><text:span text:style-name="T2">client (</text:span><text:span text:style-name="T1">inherits from</text:span><text:span text:style-name="T1"><text:line-break/></text:span><text:span text:style-name="T1">NCursesApplicatio</text:span><text:span text:style-name="T1">n</text:span><text:span text:style-name="T2">)</text:span></text:p>
          </draw:text-box>
        </draw:frame>
        <draw:frame draw:style-name="gr26" draw:text-style-name="P4" draw:layer="layout" svg:width="3.266cm" svg:height="0.721cm" svg:x="1.7cm" svg:y="2.502cm">
          <draw:text-box>
            <text:p><text:span text:style-name="T3">Socket </text:span><text:span text:style-name="T2">socket</text:span></text:p>
          </draw:text-box>
        </draw:frame>
        <draw:frame draw:style-name="gr17" draw:text-style-name="P3" draw:layer="layout" svg:width="7.821cm" svg:height="3.071cm" svg:x="1.501cm" svg:y="7.609cm">
          <draw:text-box>
            <text:p><text:span text:style-name="T3">(I can’t remember why I </text:span><text:span text:style-name="T3">decided to use</text:span><text:span text:style-name="T3"><text:line-break/></text:span><text:span text:style-name="T3">a reference to Socket on the </text:span><text:span text:style-name="T3">server</text:span><text:span text:style-name="T3"><text:line-break/></text:span><text:span text:style-name="T3">side, and a pointer here. <text:s/>It’s </text:span><text:span text:style-name="T3">possible</text:span><text:span text:style-name="T3"><text:line-break/></text:span><text:span text:style-name="T3">that I was just experimenting </text:span><text:span text:style-name="T3">to see</text:span><text:span text:style-name="T3"><text:line-break/></text:span><text:span text:style-name="T3">what would work. <text:s/>Is there a </text:span><text:span text:style-name="T3">design</text:span><text:span text:style-name="T3"><text:line-break/></text:span><text:span text:style-name="T3">preference?)</text:span></text:p>
          </draw:text-box>
        </draw:frame>
        <draw:custom-shape draw:style-name="gr28" draw:text-style-name="P1" draw:layer="layout" svg:width="6.3cm" svg:height="2.598cm" svg:x="1.5cm" svg:y="13.202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7.22cm" svg:height="2.131cm" svg:x="1.5cm" svg:y="11.103cm">
          <draw:text-box>
            <text:p><text:span text:style-name="T2">login item </text:span><text:span text:style-name="T2">(</text:span><text:span text:style-name="T1">inherits from</text:span><text:span text:style-name="T1"><text:line-break/></text:span><text:span text:style-name="T1">NCursesMenuI</text:span><text:span text:style-name="T1">tem</text:span><text:span text:style-name="T7">; </text:span><text:span text:style-name="T8">started by</text:span><text:span text:style-name="T8"><text:line-break/></text:span><text:span text:style-name="T8">login dialog</text:span><text:span text:style-name="T7">; </text:span><text:span text:style-name="T7">placed as one </text:span><text:span text:style-name="T7">of the</text:span><text:span text:style-name="T7"><text:line-break/></text:span><text:span text:style-name="T7">menu items in </text:span><text:span text:style-name="T7">the login </text:span><text:span text:style-name="T7">dialog</text:span><text:span text:style-name="T2">)</text:span></text:p>
          </draw:text-box>
        </draw:frame>
        <draw:frame draw:style-name="gr15" draw:text-style-name="P3" draw:layer="layout" svg:width="5.743cm" svg:height="0.721cm" svg:x="1.801cm" svg:y="13.408cm">
          <draw:text-box>
            <text:p><text:span text:style-name="T3">LoginDialog* </text:span><text:span text:style-name="T2">pParentPanel</text:span></text:p>
          </draw:text-box>
        </draw:frame>
        <draw:custom-shape draw:style-name="gr29" draw:text-style-name="P1" draw:layer="layout" svg:width="6.3cm" svg:height="1.2cm" svg:x="1.5cm" svg:y="18.40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7.22cm" svg:height="2.131cm" svg:x="1.5cm" svg:y="16.304cm">
          <draw:text-box>
            <text:p><text:span text:style-name="T2">signup item </text:span><text:span text:style-name="T2">(</text:span><text:span text:style-name="T1">inherits from</text:span><text:span text:style-name="T1"><text:line-break/></text:span><text:span text:style-name="T1">NCursesMen</text:span><text:span text:style-name="T1">uItem</text:span><text:span text:style-name="T7">; </text:span><text:span text:style-name="T8">started </text:span><text:span text:style-name="T8">by</text:span><text:span text:style-name="T8"><text:line-break/></text:span><text:span text:style-name="T8">login dialog</text:span><text:span text:style-name="T7">; </text:span><text:span text:style-name="T7">placed as </text:span><text:span text:style-name="T7">one of the</text:span><text:span text:style-name="T7"><text:line-break/></text:span><text:span text:style-name="T7">menu items </text:span><text:span text:style-name="T7">in the login </text:span><text:span text:style-name="T7">dialog</text:span><text:span text:style-name="T2">)</text:span></text:p>
          </draw:text-box>
        </draw:frame>
        <draw:frame draw:style-name="gr30" draw:text-style-name="P4" draw:layer="layout" svg:width="3.736cm" svg:height="0.721cm" svg:x="1.801cm" svg:y="18.609cm">
          <draw:text-box>
            <text:p><text:span text:style-name="T3">Socket* </text:span><text:span text:style-name="T2">pSocket</text:span></text:p>
          </draw:text-box>
        </draw:frame>
        <draw:custom-shape draw:style-name="gr29" draw:text-style-name="P1" draw:layer="layout" svg:width="6.3cm" svg:height="1.2cm" svg:x="1.5cm" svg:y="22.20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7.22cm" svg:height="2.131cm" svg:x="1.5cm" svg:y="20.104cm">
          <draw:text-box>
            <text:p><text:span text:style-name="T2">quit item </text:span><text:span text:style-name="T2">(</text:span><text:span text:style-name="T1">inherits from</text:span><text:span text:style-name="T1"><text:line-break/></text:span><text:span text:style-name="T1">NCursesMen</text:span><text:span text:style-name="T1">uItem</text:span><text:span text:style-name="T7">; </text:span><text:span text:style-name="T8">started </text:span><text:span text:style-name="T8">by</text:span><text:span text:style-name="T8"><text:line-break/></text:span><text:span text:style-name="T8">login dialog</text:span><text:span text:style-name="T7">; </text:span><text:span text:style-name="T7">placed as </text:span><text:span text:style-name="T7">one of the</text:span><text:span text:style-name="T7"><text:line-break/></text:span><text:span text:style-name="T7">menu items </text:span><text:span text:style-name="T7">in the login </text:span><text:span text:style-name="T7">dialog</text:span><text:span text:style-name="T2">)</text:span></text:p>
          </draw:text-box>
        </draw:frame>
        <draw:frame draw:style-name="gr30" draw:text-style-name="P4" draw:layer="layout" svg:width="3.736cm" svg:height="0.721cm" svg:x="1.801cm" svg:y="22.409cm">
          <draw:text-box>
            <text:p><text:span text:style-name="T3">Socket* </text:span><text:span text:style-name="T2">pSocket</text:span></text:p>
          </draw:text-box>
        </draw:frame>
        <draw:frame draw:style-name="gr17" draw:text-style-name="P3" draw:layer="layout" svg:width="6.611cm" svg:height="1.661cm" svg:x="1.401cm" svg:y="14.109cm">
          <draw:text-box>
            <text:p><text:span text:style-name="T3">(Needs connection with the</text:span><text:span text:style-name="T3"><text:line-break/></text:span><text:span text:style-name="T3">parent window in order to</text:span><text:span text:style-name="T3"><text:line-break/></text:span><text:span text:style-name="T3">access data from its form fields.)</text:span></text:p>
          </draw:text-box>
        </draw:frame>
        <draw:custom-shape draw:style-name="gr31" draw:text-style-name="P1" draw:layer="layout" svg:width="8.5cm" svg:height="1.898cm" svg:x="11.2cm" svg:y="16.202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6.873cm" svg:height="2.131cm" svg:x="11.2cm" svg:y="14.203cm">
          <draw:text-box>
            <text:p><text:span text:style-name="T2">signup dialog (</text:span><text:span text:style-name="T6">inherits </text:span><text:span text:style-name="T6">from</text:span><text:span text:style-name="T6"><text:line-break/></text:span><text:span text:style-name="T6">dialog</text:span><text:span text:style-name="T7">; </text:span><text:span text:style-name="T8">started by login </text:span><text:span text:style-name="T8">dialog</text:span><text:span text:style-name="T8"><text:line-break/></text:span><text:span text:style-name="T8">(by the signup item in it)</text:span><text:span text:style-name="T7">;</text:span><text:span text:style-name="T7"><text:line-break/></text:span><text:span text:style-name="T7">not spawned as a new </text:span><text:span text:style-name="T7">process</text:span><text:span text:style-name="T2">)</text:span></text:p>
          </draw:text-box>
        </draw:frame>
        <draw:custom-shape draw:style-name="gr32" draw:text-style-name="P1" draw:layer="layout" svg:width="6.499cm" svg:height="1.997cm" svg:x="11.201cm" svg:y="20.80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7.597cm" svg:height="2.131cm" svg:x="11.201cm" svg:y="18.704cm">
          <draw:text-box>
            <text:p><text:span text:style-name="T2">signup OK item </text:span><text:span text:style-name="T2">(</text:span><text:span text:style-name="T1">inherits from</text:span><text:span text:style-name="T1"><text:line-break/></text:span><text:span text:style-name="T1">NCursesMenuItem</text:span><text:span text:style-name="T7">; </text:span><text:span text:style-name="T8">started by</text:span><text:span text:style-name="T8"><text:line-break/></text:span><text:span text:style-name="T8">signup dialog</text:span><text:span text:style-name="T7">; </text:span><text:span text:style-name="T7">placed as one of the</text:span><text:span text:style-name="T7"><text:line-break/></text:span><text:span text:style-name="T7">menu items in the </text:span><text:span text:style-name="T7">signup dialog</text:span><text:span text:style-name="T2">)</text:span></text:p>
          </draw:text-box>
        </draw:frame>
        <draw:frame draw:style-name="gr15" draw:text-style-name="P3" draw:layer="layout" svg:width="6.027cm" svg:height="0.721cm" svg:x="11.502cm" svg:y="21.009cm">
          <draw:text-box>
            <text:p><text:span text:style-name="T3">Signup</text:span><text:span text:style-name="T3">Dialog</text:span><text:span text:style-name="T3">* </text:span><text:span text:style-name="T2">pPare</text:span><text:span text:style-name="T2">ntPan</text:span><text:span text:style-name="T2">el</text:span></text:p>
          </draw:text-box>
        </draw:frame>
        <draw:frame draw:style-name="gr30" draw:text-style-name="P4" draw:layer="layout" svg:width="3.736cm" svg:height="0.721cm" svg:x="11.503cm" svg:y="21.91cm">
          <draw:text-box>
            <text:p><text:span text:style-name="T3">Socket* </text:span><text:span text:style-name="T2">pSocket</text:span></text:p>
          </draw:text-box>
        </draw:frame>
        <draw:custom-shape draw:style-name="gr33" draw:text-style-name="P1" draw:layer="layout" svg:width="6.499cm" svg:height="1.097cm" svg:x="11.201cm" svg:y="25.20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7.597cm" svg:height="2.131cm" svg:x="11.201cm" svg:y="23.104cm">
          <draw:text-box>
            <text:p><text:span text:style-name="T2">signup cancel item </text:span><text:span text:style-name="T2">(</text:span><text:span text:style-name="T1">inherits from</text:span><text:span text:style-name="T1"><text:line-break/></text:span><text:span text:style-name="T1">NCursesMenuItem</text:span><text:span text:style-name="T7">; </text:span><text:span text:style-name="T8">started by</text:span><text:span text:style-name="T8"><text:line-break/></text:span><text:span text:style-name="T8">signup dialog</text:span><text:span text:style-name="T7">; </text:span><text:span text:style-name="T7">placed as one of the</text:span><text:span text:style-name="T7"><text:line-break/></text:span><text:span text:style-name="T7">menu items in the </text:span><text:span text:style-name="T7">signup dialog</text:span><text:span text:style-name="T2">)</text:span></text:p>
          </draw:text-box>
        </draw:frame>
        <draw:frame draw:style-name="gr17" draw:text-style-name="P3" draw:layer="layout" svg:width="5.815cm" svg:height="1.191cm" svg:x="11.102cm" svg:y="25.11cm">
          <draw:text-box>
            <text:p><text:span text:style-name="T3">(No members. <text:s/>Just used to</text:span><text:span text:style-name="T3"><text:line-break/></text:span><text:span text:style-name="T3">cancel the sign-up process.)</text:span></text:p>
          </draw:text-box>
        </draw:frame>
        <draw:frame draw:style-name="gr17" draw:text-style-name="P3" draw:layer="layout" svg:width="8.478cm" svg:height="1.661cm" svg:x="11.103cm" svg:y="16.211cm">
          <draw:text-box>
            <text:p><text:span text:style-name="T3">(No new </text:span><text:span text:style-name="T3">members. <text:s/></text:span><text:span text:style-name="T3">Constructor </text:span><text:span text:style-name="T3">populates</text:span><text:span text:style-name="T3"><text:line-break/></text:span><text:span text:style-name="T3">different fields </text:span><text:span text:style-name="T3">and menus of the </text:span><text:span text:style-name="T3">parent</text:span><text:span text:style-name="T3"><text:line-break/></text:span><text:span text:style-name="T3">Dialog class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5T08:16:50.078506303</meta:creation-date>
    <dc:date>2018-09-09T16:57:18.638663466</dc:date>
    <meta:editing-duration>PT3H55M37S</meta:editing-duration>
    <meta:editing-cycles>69</meta:editing-cycles>
    <meta:generator>LibreOffice/5.3.6.1$Linux_X86_64 LibreOffice_project/30$Build-1</meta:generator>
    <meta:document-statistic meta:object-count="92"/>
  </office:meta>
</office:document-meta>
</file>